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paragraph-rsid="00169585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4pt" officeooo:paragraph-rsid="00169585" style:font-size-asian="14pt" style:font-size-complex="14pt"/>
    </style:style>
    <style:style style:name="P3" style:family="paragraph" style:parent-style-name="Standard">
      <style:text-properties fo:font-size="14pt" fo:font-weight="bold" officeooo:paragraph-rsid="00169585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129db8" officeooo:paragraph-rsid="00169585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169585" officeooo:paragraph-rsid="00169585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normal" officeooo:rsid="00129db8" officeooo:paragraph-rsid="00169585" style:font-size-asian="14pt" style:font-weight-asian="normal" style:font-size-complex="14pt" style:font-weight-complex="normal"/>
    </style:style>
    <style:style style:name="P7" style:family="paragraph" style:parent-style-name="Standard">
      <style:text-properties officeooo:paragraph-rsid="00169585"/>
    </style:style>
    <style:style style:name="P8" style:family="paragraph" style:parent-style-name="Standard">
      <style:text-properties fo:font-weight="normal" officeooo:paragraph-rsid="00169585" style:font-weight-asian="normal" style:font-weight-complex="normal"/>
    </style:style>
    <style:style style:name="P9" style:family="paragraph" style:parent-style-name="Standard">
      <style:text-properties fo:font-weight="bold" officeooo:paragraph-rsid="00169585" style:font-weight-asian="bold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officeooo:rsid="00146bb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29db8" style:font-weight-asian="bold" style:font-weight-complex="bold"/>
    </style:style>
    <style:style style:name="T6" style:family="text">
      <style:text-properties officeooo:rsid="00129db8"/>
    </style:style>
    <style:style style:name="T7" style:family="text">
      <style:text-properties officeooo:rsid="00169585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29db8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актическое задание № <text:span text:style-name="T7">10</text:span> </text:p>
      <text:p text:style-name="P1"/>
      <text:p text:style-name="P2"><text:span text:style-name="T4">Тема:</text:span> составление программ с <text:span text:style-name="T7">применением множеств</text:span> в IDE PyCharm Community. </text:p>
      <text:p text:style-name="P7"/>
      <text:p text:style-name="P2"><text:span text:style-name="T4">Цель:</text:span> <text:span text:style-name="T8">закрепить усвоенные знания, понятия, алгоритмы, основные принципы составления программ, приобрести навыки составление программ со </text:span><text:span text:style-name="T9">словарями</text:span><text:span text:style-name="T8"> в IDE PyCharm Community. </text:span></text:p>
      <text:p text:style-name="P2"/>
      <text:p text:style-name="P3">Постановка задачи: <text:s/></text:p>
      <text:p text:style-name="P3"/>
      <text:p text:style-name="P7"><text:span text:style-name="T1"><text:s text:c="4"/>Задача № 1:</text:span></text:p>
      <text:p text:style-name="P8"><text:span text:style-name="T2">Вариант 2. </text:span></text:p>
      <text:p text:style-name="P8"><text:span text:style-name="T2">Туристические агентства предлагают следующие туры. Вояж – Мексика,Канада,Израиль, Италия . РейнаТур – Англия,Япония,Канада,ЮАР. Определить: 1. какие туры из Вояж, отсутствуют в РейнаТур. 2. какие товары из РейнаТур, отсутствуют в Вояж 3. перечень одинаковых туров. 4. равны ли перечни туров</text:span></text:p>
      <text:p text:style-name="P8"><text:span text:style-name="T2"/></text:p>
      <text:p text:style-name="P9"><text:span text:style-name="T2">Текст программы:</text:span></text:p>
      <text:p text:style-name="P8"><text:span text:style-name="T2">#Туристические агентства предлагают следующие туры. Вояж – Мексика,Канада,Израиль,Италия</text:span></text:p>
      <text:p text:style-name="P8"><text:span text:style-name="T2">#РейнаТур – Англия,Япония,Канада,ЮАР. Определить:</text:span></text:p>
      <text:p text:style-name="P8"><text:span text:style-name="T2">#1. какие туры из Вояж, отсутствуют в РейнаТур.</text:span></text:p>
      <text:p text:style-name="P8"><text:span text:style-name="T2">#2. какие товары из РейнаТур, отсутствуют в Вояж</text:span></text:p>
      <text:p text:style-name="P8"><text:span text:style-name="T2">#3. перечень одинаковых туров.</text:span></text:p>
      <text:p text:style-name="P8"><text:span text:style-name="T2">#4. равны ли перечни туров</text:span></text:p>
      <text:p text:style-name="P8"><text:span text:style-name="T2"/></text:p>
      <text:p text:style-name="P8"><text:span text:style-name="T2">voyage_tours = {'Мексика', 'Канада', 'Израиль', 'Италия'}</text:span></text:p>
      <text:p text:style-name="P8"><text:span text:style-name="T2">reina_tours = {'Англия', 'Япония', 'Канада', 'ЮАР'}</text:span></text:p>
      <text:p text:style-name="P8"><text:span text:style-name="T2"/></text:p>
      <text:p text:style-name="P8"><text:span text:style-name="T2">absent_in_reina = voyage_tours - reina_tours</text:span></text:p>
      <text:p text:style-name="P8"><text:span text:style-name="T2"/></text:p>
      <text:p text:style-name="P8"><text:span text:style-name="T2">absent_in_voyage = reina_tours - voyage_tours</text:span></text:p>
      <text:p text:style-name="P8"><text:span text:style-name="T2"/></text:p>
      <text:p text:style-name="P8"><text:span text:style-name="T2">identical_tours = voyage_tours &amp; reina_tours</text:span></text:p>
      <text:p text:style-name="P8"><text:span text:style-name="T2"/></text:p>
      <text:p text:style-name="P8"><text:span text:style-name="T2">are_equal = voyage_tours == reina_tours</text:span></text:p>
      <text:p text:style-name="P8"><text:span text:style-name="T2"/></text:p>
      <text:p text:style-name="P8"><text:span text:style-name="T2">print("Туры из Вояж, отсутствующие в РейнаТур:", absent_in_reina)</text:span></text:p>
      <text:p text:style-name="P8"><text:span text:style-name="T2">print("Туры из РейнаТур, отсутствующие в Вояж:", absent_in_voyage)</text:span></text:p>
      <text:p text:style-name="P8"><text:span text:style-name="T2">print("Одинаковые туры:", identical_tours)</text:span></text:p>
      <text:p text:style-name="P8"><text:span text:style-name="T2">print("Перечни туров равны:", are_equal)</text:span></text:p>
      <text:p text:style-name="P8"><text:span text:style-name="T2"/></text:p>
      <text:p text:style-name="P4"/>
      <text:p text:style-name="P4"><text:soft-page-break/></text:p>
      <text:p text:style-name="P4"/>
      <text:p text:style-name="P4">Протокол работы программы:</text:p>
      <text:p text:style-name="P6">Туры из Вояж, отсутствующие в РейнаТур: {'Италия', 'Израиль', 'Мексика'}</text:p>
      <text:p text:style-name="P6">Туры из РейнаТур, отсутствующие в Вояж: {'Англия', 'Япония', 'ЮАР'}</text:p>
      <text:p text:style-name="P6">Одинаковые туры: {'Канада'}</text:p>
      <text:p text:style-name="P6">Перечни туров равны: False</text:p>
      <text:p text:style-name="P6"/>
      <text:p text:style-name="P5">Тип алгоритма: линейный</text:p>
      <text:p text:style-name="P5"/>
      <text:p text:style-name="P5">Вывод:</text:p>
      <text:p text:style-name="P4">Вывод:<text:span text:style-name="T8"> В ходе работы закрепил усвоенные знания, понятия, алгоритмы,</text:span></text:p>
      <text:p text:style-name="P6">основные принципы составления программ, приобрёл навыки составление</text:p>
      <text:p text:style-name="P6">программ с <text:span text:style-name="T7">применением</text:span> <text:span text:style-name="T7">множеств </text:span>в IDE PyCharm Community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Anton Boyarshinov</meta:initial-creator>
    <meta:creation-date>2008-09-02T15:39:21</meta:creation-date>
    <dc:date>2024-01-16T19:03:52.469449591</dc:date>
    <meta:editing-cycles>2</meta:editing-cycles>
    <meta:editing-duration>PT9M14S</meta:editing-duration>
    <meta:document-statistic meta:table-count="0" meta:image-count="0" meta:object-count="0" meta:page-count="2" meta:paragraph-count="34" meta:word-count="224" meta:character-count="1842" meta:non-whitespace-character-count="1638"/>
    <meta:user-defined meta:name="Поле 1"/>
    <meta:user-defined meta:name="Поле 2"/>
    <meta:user-defined meta:name="Поле 3"/>
    <meta:user-defined meta:name="Поле 4"/>
  </office:meta>
</office:document-meta>
</file>